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auto-grow-height="false" fo:min-height="10.761cm" fo:min-width="10.511cm" fo:wrap-option="no-wrap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75cm" fo:min-width="1.3cm"/>
    </style:style>
    <style:style style:name="gr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1.75cm" fo:min-width="1.5cm"/>
    </style:style>
    <style:style style:name="gr4" style:family="graphic" style:parent-style-name="standard">
      <style:graphic-properties svg:stroke-color="#cc00cc" draw:fill-color="#cc00cc" draw:textarea-horizontal-align="justify" draw:textarea-vertical-align="middle" draw:auto-grow-height="false" fo:min-height="0.084cm" fo:min-width="0cm"/>
    </style:style>
    <style:style style:name="gr5" style:family="graphic" style:parent-style-name="standard">
      <style:graphic-properties svg:stroke-color="#cc00cc" draw:textarea-vertical-align="middle"/>
    </style:style>
    <style:style style:name="gr6" style:family="graphic" style:parent-style-name="standard">
      <style:graphic-properties svg:stroke-color="#cc00cc" draw:fill-color="#cc00cc" draw:opacity="100%" draw:textarea-horizontal-align="justify" draw:textarea-vertical-align="middle" draw:auto-grow-height="false" fo:min-height="1.051cm" fo:min-width="4.901cm" fo:wrap-option="no-wrap"/>
    </style:style>
    <style:style style:name="gr7" style:family="graphic" style:parent-style-name="standard">
      <style:graphic-properties draw:stroke="none" svg:stroke-color="#000000" draw:fill="none" draw:fill-color="#ffffff" fo:min-height="0.549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cc00c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cc00cc" draw:opacity="100%"/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layer="layout" svg:width="11.01cm" svg:height="11.01cm" svg:x="5cm" svg:y="10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1.8cm" svg:height="2cm" svg:x="7cm" svg:y="1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12cm" svg:y="1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draw:transform="rotate (1.5707963267949) translate (9.198cm 11.49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" draw:text-style-name="P3" draw:layer="layout" svg:width="1cm" svg:height="0.4cm" draw:transform="rotate (-1.5707963267949) translate (8.999cm 10.499cm)" draw:kind="arc" draw:start-angle="154.98" draw:end-angle="13.12">
          <text:p/>
        </draw:ellipse>
        <draw:ellipse draw:style-name="gr5" draw:text-style-name="P3" draw:layer="layout" svg:width="0.4cm" svg:height="0.393cm" draw:transform="rotate (-1.5707963267949) translate (9.261cm 10.828cm)" draw:kind="arc" draw:start-angle="154.98" draw:end-angle="13.12">
          <text:p/>
        </draw:ellipse>
        <draw:custom-shape draw:style-name="gr6" draw:text-style-name="P4" draw:layer="layout" svg:width="5.4cm" svg:height="1.3cm" svg:x="9.8cm" svg:y="7.7cm">
          <text:p/>
          <draw:enhanced-geometry svg:viewBox="0 0 21600 21600" draw:glue-points="10800 0 0 10800 10800 21600 21600 10800 ?f40 ?f41" draw:text-areas="0 0 21600 21600" draw:type="rectangular-callout" draw:modifiers="1951.63858544714 42037.81706379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6" draw:layer="layout" svg:width="5.9cm" svg:height="0.799cm" svg:x="9.7cm" svg:y="7.901cm">
          <draw:text-box>
            <text:p text:style-name="P5"><text:span text:style-name="T1">Je ne suis pas dans un co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8:32:31.666595179</meta:creation-date>
    <dc:date>2017-06-22T19:54:08.999423440</dc:date>
    <meta:editing-duration>PT1H1M47S</meta:editing-duration>
    <meta:editing-cycles>6</meta:editing-cycles>
    <meta:generator>LibreOffice/5.1.6.2$Linux_X86_64 LibreOffice_project/10m0$Build-2</meta:generator>
    <meta:document-statistic meta:object-count="8"/>
  </office:meta>
</office:document-meta>
</file>